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49cm" style:rel-column-width="16383*"/>
    </style:style>
    <style:style style:name="Tabella1.B" style:family="table-column">
      <style:table-column-properties style:column-width="4.251cm" style:rel-column-width="1638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paragraph-rsid="0032dbed"/>
    </style:style>
    <style:style style:name="P2" style:family="paragraph" style:parent-style-name="Standard">
      <style:paragraph-properties fo:text-align="justify" style:justify-single-word="false"/>
      <style:text-properties officeooo:paragraph-rsid="0036be86"/>
    </style:style>
    <style:style style:name="P3" style:family="paragraph" style:parent-style-name="Standard">
      <style:paragraph-properties fo:text-align="justify" style:justify-single-word="false"/>
      <style:text-properties fo:font-size="14pt" officeooo:rsid="00156101" officeooo:paragraph-rsid="00156101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16c8c0" officeooo:paragraph-rsid="0030f5ab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16c8c0" officeooo:paragraph-rsid="00380dbf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16c8c0" officeooo:paragraph-rsid="001814f7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16c8c0" officeooo:paragraph-rsid="00476d89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1d8987" officeooo:paragraph-rsid="0030f5ab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34cafe" officeooo:paragraph-rsid="0036be86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2ad86b" officeooo:paragraph-rsid="00380dbf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239f73" officeooo:paragraph-rsid="00239f73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1a4b38" officeooo:paragraph-rsid="001a4b38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rsid="0026e17d" officeooo:paragraph-rsid="0026e17d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officeooo:rsid="0026e17d" officeooo:paragraph-rsid="00476d89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rsid="0026e17d" officeooo:paragraph-rsid="00278d0c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officeooo:rsid="001ab4b4" officeooo:paragraph-rsid="001ab4b4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rsid="00278d0c" officeooo:paragraph-rsid="00278d0c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officeooo:rsid="00476d89" officeooo:paragraph-rsid="00502138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officeooo:rsid="005182a3" officeooo:paragraph-rsid="005182a3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officeooo:rsid="00557cc8" officeooo:paragraph-rsid="00557cc8" style:font-size-asian="14pt" style:font-size-complex="14pt"/>
    </style:style>
    <style:style style:name="P21" style:family="paragraph" style:parent-style-name="Text_20_body">
      <style:paragraph-properties fo:text-align="justify" style:justify-single-word="false"/>
      <style:text-properties fo:font-size="14pt" officeooo:rsid="0025bb14" officeooo:paragraph-rsid="0025bb14" style:font-size-asian="14pt" style:font-size-complex="14pt"/>
    </style:style>
    <style:style style:name="P22" style:family="paragraph" style:parent-style-name="Text_20_body">
      <style:paragraph-properties fo:text-align="justify" style:justify-single-word="false"/>
      <style:text-properties fo:font-size="14pt" officeooo:rsid="0012e7af" officeooo:paragraph-rsid="001a4b38" style:font-size-asian="14pt" style:font-size-complex="14pt"/>
    </style:style>
    <style:style style:name="P23" style:family="paragraph" style:parent-style-name="Text_20_body">
      <style:paragraph-properties fo:text-align="justify" style:justify-single-word="false"/>
      <style:text-properties fo:font-size="14pt" officeooo:paragraph-rsid="003d2488" style:font-size-asian="14pt" style:font-size-complex="14pt"/>
    </style:style>
    <style:style style:name="P24" style:family="paragraph" style:parent-style-name="Text_20_body">
      <style:paragraph-properties fo:text-align="justify" style:justify-single-word="false"/>
      <style:text-properties fo:font-size="14pt" officeooo:paragraph-rsid="0039b763" style:font-size-asian="14pt" style:font-size-complex="14pt"/>
    </style:style>
    <style:style style:name="P25" style:family="paragraph" style:parent-style-name="Text_20_body">
      <style:paragraph-properties fo:text-align="justify" style:justify-single-word="false"/>
      <style:text-properties fo:font-size="14pt" officeooo:rsid="0039b763" officeooo:paragraph-rsid="003d2488" style:font-size-asian="14pt" style:font-size-complex="14pt"/>
    </style:style>
    <style:style style:name="P26" style:family="paragraph" style:parent-style-name="Text_20_body">
      <style:paragraph-properties fo:text-align="justify" style:justify-single-word="false"/>
      <style:text-properties fo:font-size="14pt" officeooo:rsid="003bac76" officeooo:paragraph-rsid="00421559" style:font-size-asian="14pt" style:font-size-complex="14pt"/>
    </style:style>
    <style:style style:name="P27" style:family="paragraph" style:parent-style-name="Text_20_body">
      <style:paragraph-properties fo:text-align="center" style:justify-single-word="false"/>
      <style:text-properties fo:font-size="16pt" officeooo:rsid="0025bb14" officeooo:paragraph-rsid="0025bb14" style:font-size-asian="16pt" style:font-size-complex="16pt"/>
    </style:style>
    <style:style style:name="P28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29" style:family="paragraph" style:parent-style-name="Table_20_Contents">
      <style:paragraph-properties fo:text-align="justify" style:justify-single-word="false"/>
      <style:text-properties fo:font-size="14pt" officeooo:paragraph-rsid="0012136a" style:font-size-asian="14pt" style:font-size-complex="14pt"/>
    </style:style>
    <style:style style:name="P30" style:family="paragraph" style:parent-style-name="Table_20_Contents">
      <style:paragraph-properties fo:text-align="justify" style:justify-single-word="false"/>
      <style:text-properties fo:font-size="14pt" officeooo:rsid="0010de05" officeooo:paragraph-rsid="0010de05" style:font-size-asian="14pt" style:font-size-complex="14pt"/>
    </style:style>
    <style:style style:name="P31" style:family="paragraph" style:parent-style-name="Table_20_Contents">
      <style:paragraph-properties fo:text-align="justify" style:justify-single-word="false"/>
      <style:text-properties fo:font-size="14pt" officeooo:rsid="0012136a" officeooo:paragraph-rsid="0012136a" style:font-size-asian="14pt" style:font-size-complex="14pt"/>
    </style:style>
    <style:style style:name="P32" style:family="paragraph" style:parent-style-name="Table_20_Contents">
      <style:paragraph-properties fo:text-align="justify" style:justify-single-word="false"/>
      <style:text-properties fo:font-size="14pt" officeooo:rsid="0026e17d" officeooo:paragraph-rsid="0026e17d" style:font-size-asian="14pt" style:font-size-complex="14pt"/>
    </style:style>
    <style:style style:name="P33" style:family="paragraph" style:parent-style-name="Standard">
      <style:paragraph-properties fo:text-align="justify" style:justify-single-word="false"/>
      <style:text-properties fo:font-size="14pt" officeooo:rsid="00476d89" officeooo:paragraph-rsid="005996da" style:font-size-asian="14pt" style:font-size-complex="14pt"/>
    </style:style>
    <style:style style:name="P34" style:family="paragraph">
      <style:paragraph-properties fo:text-align="center"/>
    </style:style>
    <style:style style:name="T1" style:family="text">
      <style:text-properties officeooo:rsid="0012136a"/>
    </style:style>
    <style:style style:name="T2" style:family="text">
      <style:text-properties officeooo:rsid="0015ccfa"/>
    </style:style>
    <style:style style:name="T3" style:family="text">
      <style:text-properties officeooo:rsid="001814f7"/>
    </style:style>
    <style:style style:name="T4" style:family="text">
      <style:text-properties officeooo:rsid="0018c2bc"/>
    </style:style>
    <style:style style:name="T5" style:family="text">
      <style:text-properties officeooo:rsid="0026e17d"/>
    </style:style>
    <style:style style:name="T6" style:family="text">
      <style:text-properties officeooo:rsid="00278d0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3bac76" style:font-style-asian="italic" style:font-style-complex="italic"/>
    </style:style>
    <style:style style:name="T9" style:family="text">
      <style:text-properties officeooo:rsid="00291b28"/>
    </style:style>
    <style:style style:name="T10" style:family="text">
      <style:text-properties officeooo:rsid="002ad86b"/>
    </style:style>
    <style:style style:name="T11" style:family="text">
      <style:text-properties officeooo:rsid="002c6752"/>
    </style:style>
    <style:style style:name="T12" style:family="text">
      <style:text-properties officeooo:rsid="002dd2cd"/>
    </style:style>
    <style:style style:name="T13" style:family="text">
      <style:text-properties officeooo:rsid="002e75d7"/>
    </style:style>
    <style:style style:name="T14" style:family="text">
      <style:text-properties officeooo:rsid="003023bf"/>
    </style:style>
    <style:style style:name="T15" style:family="text">
      <style:text-properties officeooo:rsid="0030f5ab"/>
    </style:style>
    <style:style style:name="T16" style:family="text">
      <style:text-properties fo:color="#008000" fo:font-size="14pt" style:font-size-asian="14pt" style:font-size-complex="14pt"/>
    </style:style>
    <style:style style:name="T17" style:family="text">
      <style:text-properties fo:color="#454545" fo:font-size="14pt" fo:font-style="normal" officeooo:rsid="0032dbed" style:font-size-asian="14pt" style:font-style-asian="normal" style:font-size-complex="14pt" style:font-style-complex="normal"/>
    </style:style>
    <style:style style:name="T18" style:family="text">
      <style:text-properties officeooo:rsid="0036be86"/>
    </style:style>
    <style:style style:name="T19" style:family="text">
      <style:text-properties officeooo:rsid="00381e6c"/>
    </style:style>
    <style:style style:name="T20" style:family="text">
      <style:text-properties officeooo:rsid="0039b763"/>
    </style:style>
    <style:style style:name="T21" style:family="text">
      <style:text-properties officeooo:rsid="0012e7af"/>
    </style:style>
    <style:style style:name="T22" style:family="text">
      <style:text-properties officeooo:rsid="003bac76"/>
    </style:style>
    <style:style style:name="T23" style:family="text">
      <style:text-properties officeooo:rsid="003fda20"/>
    </style:style>
    <style:style style:name="T24" style:family="text">
      <style:text-properties officeooo:rsid="00413fbf"/>
    </style:style>
    <style:style style:name="T25" style:family="text">
      <style:text-properties officeooo:rsid="00476d89"/>
    </style:style>
    <style:style style:name="T26" style:family="text">
      <style:text-properties fo:font-style="normal" officeooo:rsid="00476d89" style:font-style-asian="normal" style:font-style-complex="normal"/>
    </style:style>
    <style:style style:name="T27" style:family="text">
      <style:text-properties officeooo:rsid="004a3fff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size="14pt" officeooo:rsid="001d8987" style:font-size-asian="14pt" style:font-size-complex="14pt"/>
    </style:style>
    <style:style style:name="T30" style:family="text">
      <style:text-properties fo:font-size="14pt" officeooo:rsid="0032dbed" style:font-size-asian="14pt" style:font-size-complex="14pt"/>
    </style:style>
    <style:style style:name="T31" style:family="text">
      <style:text-properties fo:font-size="14pt" officeooo:rsid="0034cafe" style:font-size-asian="14pt" style:font-size-complex="14pt"/>
    </style:style>
    <style:style style:name="T32" style:family="text">
      <style:text-properties officeooo:rsid="00502138"/>
    </style:style>
    <style:style style:name="T33" style:family="text">
      <style:text-properties officeooo:rsid="005051cf"/>
    </style:style>
    <style:style style:name="T34" style:family="text">
      <style:text-properties officeooo:rsid="005362ea"/>
    </style:style>
    <style:style style:name="T35" style:family="text">
      <style:text-properties officeooo:rsid="00546d8c"/>
    </style:style>
    <style:style style:name="T36" style:family="text">
      <style:text-properties officeooo:rsid="00557cc8"/>
    </style:style>
    <style:style style:name="T37" style:family="text">
      <style:text-properties officeooo:rsid="00565951"/>
    </style:style>
    <style:style style:name="T38" style:family="text">
      <style:text-properties officeooo:rsid="0057af9a"/>
    </style:style>
    <style:style style:name="T39" style:family="text">
      <style:text-properties officeooo:rsid="005a681f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BOZZA DI STEMMA CODICUM PER IL II CAPITOLO DEL <text:span text:style-name="T7">LIBER ABACI</text:span> DI FIBONACCI</text:p>
      <text:p text:style-name="P21"/>
      <text:p text:style-name="P22">Per la ricostruzione del testo del II capitolo del <text:span text:style-name="T7">Liber Abaci</text:span> di Fibonacci, abbiamo a disposizione sei codici: <text:span text:style-name="T20">AFGVRS</text:span>. </text:p>
      <text:p text:style-name="P23"><text:span text:style-name="T21">Lacune importanti accomunano cinque di loro fino al paragrafo 99: AFGSV; tutte, a parte la n 347: </text:span>per unamquamque decenam <text:span text:style-name="T20">AFGSV, riguardano i riporti nelle operazioni di moltiplicazione e nell’apparato sono la n. 682; n. 685; n. 688; n. 694; n 699; n 703; n 706; n 712; n 714; n 717; n 719; n 722; n 785. Da sottolineare, tra l’altro, che si tratta di espressioni molto simili, talvolta uguali; difatti, spesso, appaiono così costruite: verbo addo o iungo all’attivo o al passivo seguito dal complemento <text:s/>di compagnia/unione cum + ablativo (il numero oggetto del riporto e il participio servatis). R, invece, riporta tutti i passi. Tali errori, dunque, hanno valore congiuntivo per AFGSV e separativo degli stessi contro R. </text:span></text:p>
      <text:p text:style-name="P25">Si può, a questo punto, ipotizzare che: </text:p>
      <text:p text:style-name="P24">- <text:span text:style-name="T22">i passi siano stati scritti in margine a mo’ di aggiunta;</text:span></text:p>
      <text:p text:style-name="P24">- <text:span text:style-name="T22">solo l’antigrafo di R li avesse e che tale antigrafo fosse in questo caso la seconda edizione del </text:span><text:span text:style-name="T8">Liber Abaci, </text:span><text:span text:style-name="T26">il cui originale è datato al 1228</text:span><text:span text:style-name="T22">.</text:span></text:p>
      <text:p text:style-name="P26">Di fronte a queste ipotesi, però, sorge spontanea una domanda: nell’introduzione della moltiplicazione, come può Fibonacci aver dimenticato un passaggio fondamentale come quello dei riporti, <text:span text:style-name="T23">in maniera sistematica dal paragrafo 88</text:span>? <text:span text:style-name="T24">Sembra opportuno, allora, escludere che si tratti di aggiunte marginali o, eventualmente, interlineari, ma piuttosto, per un qualche motivo riconducibile a mancata comprensione del passaggio matematico o della scrittura stessa, i copisti degli altri 5 codici abbiano puntualmente saltato i passi.</text:span></text:p>
      <text:p text:style-name="P26"><text:s/></text:p>
      <text:p text:style-name="P22">Oltre agli errori già sottolineati, i mss. AGV ne presentano altri:</text:p>
      <table:table table:name="Tabella1" table:style-name="Tabella1">
        <table:table-column table:style-name="Tabella1.A"/>
        <table:table-column table:style-name="Tabella1.B" table:number-columns-repeated="3"/>
        <table:table-row>
          <table:table-cell table:style-name="Tabella1.A1" office:value-type="string">
            <text:p text:style-name="P28"/>
          </table:table-cell>
          <table:table-cell table:style-name="Tabella1.A1" office:value-type="string">
            <text:p text:style-name="P30">G</text:p>
          </table:table-cell>
          <table:table-cell table:style-name="Tabella1.A1" office:value-type="string">
            <text:p text:style-name="P30">V</text:p>
          </table:table-cell>
          <table:table-cell table:style-name="Tabella1.D1" office:value-type="string">
            <text:p text:style-name="P30">A</text:p>
          </table:table-cell>
        </table:table-row>
        <table:table-row>
          <table:table-cell table:style-name="Tabella1.A2" office:value-type="string">
            <text:p text:style-name="P30">G</text:p>
          </table:table-cell>
          <table:table-cell table:style-name="Tabella1.A2" office:value-type="string">
            <text:p text:style-name="P30">X</text:p>
          </table:table-cell>
          <table:table-cell table:style-name="Tabella1.A2" office:value-type="string">
            <text:p text:style-name="P30">n 186: vel 90 SVFG;</text:p>
            <text:p text:style-name="P31">n 405: collatis GSV;</text:p>
            <text:p text:style-name="P31">n 406: remaneat GRV;</text:p>
            <text:p text:style-name="P31">n 545: 37892 FGRSV (A corregge <text:soft-page-break/>questa lezione con il numero giusto);</text:p>
            <text:p text:style-name="P31">n 550: remaneat GV;</text:p>
            <text:p text:style-name="P31">n 8<text:span text:style-name="T12">10</text:span>: 2 GV.</text:p>
          </table:table-cell>
          <table:table-cell table:style-name="Tabella1.D2" office:value-type="string">
            <text:p text:style-name="P31">n 118: dede GA;</text:p>
            <text:p text:style-name="P31">n 62<text:span text:style-name="T12">4</text:span>: sepius AFG;</text:p>
            <text:p text:style-name="P31">n 6<text:span text:style-name="T12">50</text:span>: incipit GA;</text:p>
            <text:p text:style-name="P31">n 75<text:span text:style-name="T11">6</text:span>: <text:span text:style-name="T11">12 </text:span>om. GA;</text:p>
            <text:p text:style-name="P31">n 7<text:span text:style-name="T11">81</text:span>: <text:span text:style-name="T11">Pars septima secundi capituli </text:span>om. AGR;</text:p>
            <text:p text:style-name="P29"><text:soft-page-break/><text:span text:style-name="T1">n 794: </text:span>Incipit capitulum tertium de additione integrorum numerorum <text:span text:style-name="T1">AG</text:span></text:p>
          </table:table-cell>
        </table:table-row>
        <table:table-row>
          <table:table-cell table:style-name="Tabella1.A2" office:value-type="string">
            <text:p text:style-name="P31">V</text:p>
          </table:table-cell>
          <table:table-cell table:style-name="Tabella1.A2" office:value-type="string">
            <text:p text:style-name="P31">X</text:p>
          </table:table-cell>
          <table:table-cell table:style-name="Tabella1.A2" office:value-type="string">
            <text:p text:style-name="P31">X</text:p>
          </table:table-cell>
          <table:table-cell table:style-name="Tabella1.D2" office:value-type="string">
            <text:p text:style-name="P31">n 507: 1522256 AV</text:p>
            <text:p text:style-name="P31">n 565: om. AV</text:p>
            <text:p text:style-name="P31">n 69<text:span text:style-name="T13">2</text:span>: 7 AV</text:p>
            <text:p text:style-name="P31">n 69<text:span text:style-name="T13">5</text:span>: 187 AV</text:p>
            <text:p text:style-name="P31">n 7<text:span text:style-name="T13">11</text:span>: 2 AV</text:p>
          </table:table-cell>
        </table:table-row>
      </table:table>
      <text:p text:style-name="P3"/>
      <text:p text:style-name="P3">Oltre a questi, figurano <text:span text:style-name="T3">innovazioni comuni:</text:span> n 19: <text:span text:style-name="T14">in alium modum AGV</text:span>, n 149: <text:span text:style-name="T14">om. </text:span>AGVF, n 160: <text:span text:style-name="T14">utramque AGV</text:span>, n 191: <text:span text:style-name="T14">ponatur ante GAFV</text:span>, n 212: <text:span text:style-name="T14">proponantur AGV</text:span>, n 383: <text:span text:style-name="T14">habebat AGV</text:span>, n 390: <text:span text:style-name="T14">ab ipso post ipsum AGV</text:span>, n 393: <text:span text:style-name="T14">ab ipso post ipsum AGV</text:span>, n 443: <text:span text:style-name="T14">dicte om. AGRV</text:span>, n 474: <text:span text:style-name="T14">semper</text:span> <text:span text:style-name="T2">om. AGV</text:span>, n 557: <text:span text:style-name="T14">quinque figurarum</text:span> AFGRV. </text:p>
      <text:p text:style-name="P4">A, G e V sono tra di loro sicuramente imparentati, senza che nessuno di loro tre possa essere antigrafo degli altri due per la quantità di omissioni e lezioni singolari presenti. <text:span text:style-name="T15">Di seguito alcuni casi di omissioni rilevanti che argomenterebbero quanto appena detto:</text:span></text:p>
      <text:p text:style-name="P8">- n 81: itaque om. A, n 301: vel contra plures om. A, n 304: per secundam om. A, n 422: 900 om. A, n 486: scilicet om. A, n 594: gradus om. A, n 666: et quintam per sextam om. A, n 755: 4 om. A; </text:p>
      <text:p text:style-name="P1"><text:span text:style-name="T29">- n 76: scilicet om. G, n 94: de om. G, n 148: remanet om. SG, n 206: </text:span><text:span text:style-name="T28">Superscripta</text:span><text:span text:style-name="Emphasis"><text:span text:style-name="T16"> ˜ </text:span></text:span><text:span text:style-name="T28">multiplicationes </text:span><text:span text:style-name="T30">om. SGRF, n 336: </text:span><text:span text:style-name="T28">Hucusque</text:span><text:span text:style-name="Emphasis"><text:span text:style-name="T16"> ˜ </text:span></text:span><text:span text:style-name="T28">transeamus</text:span><text:span text:style-name="Emphasis"><text:span text:style-name="T16"> </text:span></text:span><text:span text:style-name="Emphasis"><text:span text:style-name="T17">om. FSRG</text:span></text:span><text:span text:style-name="T30">, n 645: </text:span><text:span text:style-name="T28">scilicet</text:span><text:span text:style-name="Emphasis"><text:span text:style-name="T16"> ˜ </text:span></text:span><text:span text:style-name="T28">octavam </text:span><text:span text:style-name="T30">om. G, n 840: </text:span><text:span text:style-name="T28">post predicta</text:span><text:span text:style-name="Emphasis"><text:span text:style-name="T16"> ˜ </text:span></text:span><text:span text:style-name="T28">opposita </text:span><text:span text:style-name="T30">om. G;</text:span></text:p>
      <text:p text:style-name="P2"><text:span text:style-name="T29">-n 101: Probatio om. FSRV, n 211: cernitur om. V, n 230: Probatio om. FV, n 348: secundam inferioris om. V, n 396: </text:span><text:span text:style-name="T28">quem multiplicat.</text:span><text:span text:style-name="Emphasis"><text:span text:style-name="T16"> ˜ </text:span></text:span><text:span text:style-name="T28">ab eo </text:span><text:span text:style-name="T31">om. V, n 635: et ponat om. V, n 638: </text:span><text:span text:style-name="T28">et primam per quintam </text:span><text:span text:style-name="T31">om. V, n 639: </text:span><text:span text:style-name="T28">et secundam per quartam </text:span><text:span text:style-name="T31">om. VF, n 641: </text:span><text:span text:style-name="T28">et secundam per quintam </text:span><text:span text:style-name="T31">om. V, n 642: </text:span><text:span text:style-name="T28">et primam per septimam </text:span><text:span text:style-name="T31">om. V, n 661: et </text:span><text:span text:style-name="T28">quartam per sextam, <text:s/>quia </text:span><text:span text:style-name="T31">om. V, n 665: </text:span><text:span text:style-name="T28">et quartam per septimam </text:span><text:span text:style-name="T31">om. V, n 672: </text:span><text:span text:style-name="T28">et septimam</text:span><text:span text:style-name="Emphasis"><text:span text:style-name="T16"> ˜ </text:span></text:span><text:span text:style-name="T28">octavam </text:span><text:span text:style-name="T31">om. V.</text:span></text:p>
      <text:p text:style-name="P9"><text:s/></text:p>
      <text:p text:style-name="P5"><text:span text:style-name="T18">Esempio esplicativo: l</text:span>a lacuna, errore n 149, altrimenti, non potrebbe esser spiegata →<text:span text:style-name="T18"> </text:span><text:s/>AGVF omettono perché il subarchetipo di AGV non ha copiato bene <text:span text:style-name="T3">forse per poca leggibilità o mancata comprensione</text:span>, l’archetipo ha probabilmente qualcosa di poco leggibile che F, allo stesso modo, tralascia, R a<text:span text:style-name="T4">ggiusta inserendo la lectio</text:span> multiplicatio, mentre S riport<text:span text:style-name="T37">erebbe</text:span> fedelmente. </text:p>
      <text:p text:style-name="P10">Di seguito la (supposta) ricostruzione d<text:span text:style-name="T33">i un</text:span> ramo della tradizione:</text:p>
      <text:p text:style-name="P10"/>
      <text:p text:style-name="P10"/>
      <text:p text:style-name="P10"/>
      <text:p text:style-name="P10"/>
      <text:p text:style-name="P10"/>
      <text:p text:style-name="P6"/>
      <text:p text:style-name="P6"><draw:line text:anchor-type="paragraph" draw:z-index="7" draw:name="Forma8" draw:style-name="gr1" draw:text-style-name="P34" svg:x1="8.844cm" svg:y1="0.413cm" svg:x2="5.299cm" svg:y2="1.154cm"><text:p/></draw:line><text:soft-page-break/><text:tab/><text:tab/><text:tab/><text:tab/><text:tab/><text:tab/><text:tab/>ω</text:p>
      <text:p text:style-name="P11"/>
      <text:p text:style-name="P6"><draw:line text:anchor-type="paragraph" draw:z-index="8" draw:name="Forma9" draw:style-name="gr1" draw:text-style-name="P34" svg:x1="5.166cm" svg:y1="0.471cm" svg:x2="6.383cm" svg:y2="1.476cm"><text:p/></draw:line><draw:line text:anchor-type="paragraph" draw:z-index="9" draw:name="Forma10" draw:style-name="gr1" draw:text-style-name="P34" svg:x1="4.981cm" svg:y1="0.445cm" svg:x2="4.002cm" svg:y2="1.477cm"><text:p/></draw:line><draw:line text:anchor-type="paragraph" draw:z-index="10" draw:name="Forma11" draw:style-name="gr1" draw:text-style-name="P34" svg:x1="5.166cm" svg:y1="0.445cm" svg:x2="5.166cm" svg:y2="1.477cm"><text:p/></draw:line><text:tab/><text:tab/><text:tab/><text:tab/>α</text:p>
      <text:p text:style-name="P6"/>
      <text:p text:style-name="P6"/>
      <text:p text:style-name="P6"><text:tab/><text:tab/><text:tab/><text:span text:style-name="T9">A</text:span><text:tab/><text:span text:style-name="T9">G<text:tab/>V</text:span></text:p>
      <text:p text:style-name="P6"/>
      <text:p text:style-name="P6"/>
      <text:p text:style-name="P6"/>
      <text:p text:style-name="P6"/>
      <text:p text:style-name="P6"/>
      <text:p text:style-name="P6"/>
      <text:p text:style-name="P12"><text:span text:style-name="T5">INDAGINE sui mss.</text:span> F, <text:span text:style-name="T5">S e </text:span>R</text:p>
      <text:p text:style-name="P12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28"/>
          </table:table-cell>
          <table:table-cell table:style-name="Tabella2.B1" office:value-type="string">
            <text:p text:style-name="P32">S</text:p>
          </table:table-cell>
        </table:table-row>
        <table:table-row>
          <table:table-cell table:style-name="Tabella2.A2" office:value-type="string">
            <text:p text:style-name="P32">F</text:p>
          </table:table-cell>
          <table:table-cell table:style-name="Tabella2.B2" office:value-type="string">
            <text:p text:style-name="P32"><text:s/>n 186: vel 90 SVFG</text:p>
            <text:p text:style-name="P32">n 206: Superscripta ~ multiplicationes om. SFGR</text:p>
            <text:p text:style-name="P32">n 336: Hucusque ~ transeamus om. FSRG</text:p>
            <text:p text:style-name="P32">n 622: <text:span text:style-name="T19">secundus </text:span>om. AFGSV</text:p>
            <text:p text:style-name="P32">+ tutti i passi relativi ai riporti</text:p>
          </table:table-cell>
        </table:table-row>
      </table:table>
      <text:p text:style-name="P12"/>
      <text:p text:style-name="P13">Dall’analisi delle somiglianze tra F e S, i due sono accomunati da errori rilevanti presenti anche in altri codici. <text:span text:style-name="T10">Dunque possiamo supporre due passaggi:</text:span></text:p>
      <text:p text:style-name="P13">- <text:span text:style-name="T10">o un subarchetipo β, da cui discendono F, S, e α → la tradizione sarebbe allora così:</text:span></text:p>
      <text:p text:style-name="P13"/>
      <text:p text:style-name="P14"><text:tab/><text:tab/><text:tab/><text:tab/><text:tab/><text:tab/></text:p>
      <text:p text:style-name="P7"><draw:line text:anchor-type="paragraph" draw:z-index="11" draw:name="Forma12" draw:style-name="gr1" draw:text-style-name="P34" svg:x1="7.601cm" svg:y1="0.358cm" svg:x2="6.463cm" svg:y2="1.019cm"><text:p/></draw:line><draw:line text:anchor-type="paragraph" draw:z-index="18" draw:name="Forma19" draw:style-name="gr1" draw:text-style-name="P34" svg:x1="7.759cm" svg:y1="0.385cm" svg:x2="8.817cm" svg:y2="2.449cm"><text:p/></draw:line><text:tab/><text:tab/><text:tab/><text:tab/><text:tab/><text:tab/>ω</text:p>
      <text:p text:style-name="P14"/>
      <text:p text:style-name="P14"><draw:line text:anchor-type="paragraph" draw:z-index="12" draw:name="Forma13" draw:style-name="gr1" draw:text-style-name="P34" svg:x1="6.357cm" svg:y1="0.31cm" svg:x2="6.357cm" svg:y2="1.474cm"><text:p/></draw:line><draw:line text:anchor-type="paragraph" draw:z-index="13" draw:name="Forma14" draw:style-name="gr1" draw:text-style-name="P34" svg:x1="6.225cm" svg:y1="0.469cm" svg:x2="5.193cm" svg:y2="1.422cm"><text:p/></draw:line><draw:line text:anchor-type="paragraph" draw:z-index="14" draw:name="Forma15" draw:style-name="gr1" draw:text-style-name="P34" svg:x1="6.357cm" svg:y1="0.31cm" svg:x2="4.029cm" svg:y2="1.554cm"><text:p/></draw:line><text:tab/><text:tab/><text:tab/><text:tab/><text:tab/>β</text:p>
      <text:p text:style-name="P14"/>
      <text:p text:style-name="P14"/>
      <text:p text:style-name="P14"><draw:line text:anchor-type="paragraph" draw:z-index="15" draw:name="Forma16" draw:style-name="gr1" draw:text-style-name="P34" svg:x1="4.002cm" svg:y1="0.464cm" svg:x2="5.034cm" svg:y2="1.522cm"><text:p/></draw:line><draw:line text:anchor-type="paragraph" draw:z-index="16" draw:name="Forma17" draw:style-name="gr1" draw:text-style-name="P34" svg:x1="3.764cm" svg:y1="0.464cm" svg:x2="3.817cm" svg:y2="1.417cm"><text:p/></draw:line><draw:line text:anchor-type="paragraph" draw:z-index="17" draw:name="Forma18" draw:style-name="gr1" draw:text-style-name="P34" svg:x1="3.632cm" svg:y1="0.279cm" svg:x2="2.679cm" svg:y2="1.417cm"><text:p/></draw:line><text:tab/><text:tab/><text:tab/>α<text:tab/><text:span text:style-name="T25">F<text:tab/>S<text:tab/><text:tab/>R</text:span></text:p>
      <text:p text:style-name="P14"/>
      <text:p text:style-name="P14"/>
      <text:p text:style-name="P14"><text:tab/><text:tab/><text:span text:style-name="T25">A<text:tab/>G<text:tab/>V</text:span><text:tab/></text:p>
      <text:p text:style-name="P14"/>
      <text:p text:style-name="P14"><text:tab/></text:p>
      <text:p text:style-name="P13">- <text:span text:style-name="T10">o che, nel nostro caso, ci troviamo di fronte ad uno stemma quadripartito.</text:span></text:p>
      <text:p text:style-name="P33"><text:span text:style-name="T32">Spiccano come errori dal valore congiuntivo: -le omissioni dei</text:span> passaggi relativi ai riporti <text:span text:style-name="T32">(di cui sopra)</text:span>; -<text:span text:style-name="T32">le omissioni</text:span> <text:span text:style-name="T27">di</text:span> passi che <text:span text:style-name="T38">potrebbero essere stati</text:span> posti in margine, <text:span text:style-name="T34">vista la loro natura di frasi di passaggio, che F e S condividono sia con R sia con G, apografo di α (vedi tabella sopra). Il subarchetipo β potrebbe, dunque, essere </text:span><text:soft-page-break/><text:span text:style-name="T34">ricostruito solo sulla base delle omissioni dei passaggi relativi ai riporti. La situazione è, perciò, abbastanza complessa.</text:span></text:p>
      <text:p text:style-name="P18"><text:span text:style-name="T32">Siamo portati</text:span> ad abbracciare, <text:span text:style-name="T35">seppur con cautela,</text:span> la seconda opzione.</text:p>
      <text:p text:style-name="P16"><text:span text:style-name="T25">Per quanto riguarda R,</text:span> <text:span text:style-name="T5">ha l’aria di essere, almeno per il II capitolo, </text:span>codex optimus: <text:span text:style-name="T6">riporta, infatti, i passi importanti con i riporti</text:span>. </text:p>
      <text:p text:style-name="P16"/>
      <text:p text:style-name="P13"><text:span text:style-name="T36">Uno </text:span>stemma che appare verosimile è il seguente:</text:p>
      <text:p text:style-name="P13"/>
      <text:p text:style-name="P13"><draw:line text:anchor-type="paragraph" draw:z-index="0" draw:name="Forma1" draw:style-name="gr1" draw:text-style-name="P34" svg:x1="7.812cm" svg:y1="0.439cm" svg:x2="8.765cm" svg:y2="1.524cm"><text:p/></draw:line><draw:line text:anchor-type="paragraph" draw:z-index="1" draw:name="Forma2" draw:style-name="gr1" draw:text-style-name="P34" svg:x1="7.945cm" svg:y1="0.439cm" svg:x2="11.358cm" svg:y2="1.497cm"><text:p/></draw:line><draw:line text:anchor-type="paragraph" draw:z-index="2" draw:name="Forma3" draw:style-name="gr1" draw:text-style-name="P34" svg:x1="7.812cm" svg:y1="0.439cm" svg:x2="10.035cm" svg:y2="1.497cm"><text:p/></draw:line><draw:line text:anchor-type="paragraph" draw:z-index="3" draw:name="Forma4" draw:style-name="gr1" draw:text-style-name="P34" svg:x1="7.522cm" svg:y1="0.307cm" svg:x2="5.405cm" svg:y2="1.154cm"><text:p/></draw:line><text:tab/><text:tab/><text:tab/><text:tab/><text:tab/><text:tab/>ω</text:p>
      <text:p text:style-name="P13"/>
      <text:p text:style-name="P15"><draw:line text:anchor-type="paragraph" draw:z-index="4" draw:name="Forma5" draw:style-name="gr1" draw:text-style-name="P34" svg:x1="5.166cm" svg:y1="0.445cm" svg:x2="5.14cm" svg:y2="1.45cm"><text:p/></draw:line><draw:line text:anchor-type="paragraph" draw:z-index="6" draw:name="Forma7" draw:style-name="gr1" draw:text-style-name="P34" svg:x1="4.876cm" svg:y1="0.339cm" svg:x2="2.706cm" svg:y2="1.371cm"><text:p/></draw:line><text:tab/><text:tab/><text:tab/><text:tab/>α<text:tab/><text:tab/></text:p>
      <text:p text:style-name="P17"><draw:line text:anchor-type="paragraph" draw:z-index="5" draw:name="Forma6" draw:style-name="gr1" draw:text-style-name="P34" svg:x1="4.981cm" svg:y1="0.011cm" svg:x2="3.949cm" svg:y2="0.911cm"><text:p/></draw:line><text:s text:c="2"/><text:tab/><text:tab/><text:tab/><text:tab/><text:tab/><text:tab/><text:tab/>F <text:s/><text:tab/>S <text:tab/>R</text:p>
      <text:p text:style-name="P15"/>
      <text:p text:style-name="P15"><text:tab/><text:tab/><text:span text:style-name="T6">A<text:tab/>G<text:tab/>V</text:span></text:p>
      <text:p text:style-name="P15"/>
      <text:p text:style-name="P15"/>
      <text:p text:style-name="P19">Per la ricostruzione del II capitolo, diventa allora importante il confronto delle lezioni di <text:s/><text:span text:style-name="T5">α </text:span>con lezioni di F, S e R.</text:p>
      <text:p text:style-name="P20">Si precisa che non è, altresì, possibile ipotizzare edizioni di testi da porre cronologicamente tra l’archetipo e i suoi apograf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8:12:11.923497765</meta:creation-date>
    <dc:date>2019-06-21T09:33:24.853556030</dc:date>
    <meta:editing-duration>PT3H19M37S</meta:editing-duration>
    <meta:editing-cycles>67</meta:editing-cycles>
    <meta:generator>LibreOffice/6.0.7.3$Linux_X86_64 LibreOffice_project/00m0$Build-3</meta:generator>
    <meta:document-statistic meta:table-count="2" meta:image-count="0" meta:object-count="0" meta:page-count="4" meta:paragraph-count="72" meta:word-count="1009" meta:character-count="5631" meta:non-whitespace-character-count="4611"/>
  </office:meta>
</office:document-meta>
</file>